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6b55" officeooo:paragraph-rsid="001e6b55"/>
    </style:style>
    <style:style style:name="P2" style:family="paragraph" style:parent-style-name="Preformatted_20_Text">
      <style:paragraph-properties fo:text-align="center" style:justify-single-word="false"/>
      <style:text-properties fo:font-size="15pt" fo:font-weight="bold" officeooo:rsid="001e6b55" officeooo:paragraph-rsid="001e6b55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officeooo:rsid="00205ac6" officeooo:paragraph-rsid="00205ac6"/>
    </style:style>
    <style:style style:name="P4" style:family="paragraph" style:parent-style-name="Preformatted_20_Text">
      <style:text-properties officeooo:rsid="00224e09" officeooo:paragraph-rsid="00224e09"/>
    </style:style>
    <style:style style:name="P5" style:family="paragraph" style:parent-style-name="Preformatted_20_Text">
      <style:text-properties officeooo:rsid="002365ae" officeooo:paragraph-rsid="002365ae"/>
    </style:style>
    <style:style style:name="P6" style:family="paragraph" style:parent-style-name="Preformatted_20_Text">
      <style:text-properties officeooo:rsid="0024829e" officeooo:paragraph-rsid="00248e60"/>
    </style:style>
    <style:style style:name="T1" style:family="text">
      <style:text-properties officeooo:rsid="002365ae"/>
    </style:style>
    <style:style style:name="T2" style:family="text">
      <style:text-properties officeooo:rsid="002472b2"/>
    </style:style>
    <style:style style:name="T3" style:family="text">
      <style:text-properties officeooo:rsid="0027d1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ruções de Uso </text:p>
      <text:p text:style-name="P1"/>
      <text:p text:style-name="P1">Neste arquivo está uma breve descrição de possíveis problemas e como resolve-los , qualquer outro problema entrar em contato pelo email:<text:a xlink:type="simple" xlink:href="mailto:edresson1@gmail.com" text:style-name="Internet_20_link" text:visited-style-name="Visited_20_Internet_20_Link">edresson1@gmail.com</text:a> ou <text:a xlink:type="simple" xlink:href="mailto:edresson@alunos.utfpr.edu.br" text:style-name="Internet_20_link" text:visited-style-name="Visited_20_Internet_20_Link">edresson@alunos.utfpr.edu.br</text:a>.</text:p>
      <text:p text:style-name="P1"/>
      <text:p text:style-name="P1"/>
      <text:p text:style-name="P3">O arquivo “Pinagem-Descricao.txt” <text:s/>possui uma breve descrição dos pinos conectados no Raspberry Pi 3.</text:p>
      <text:p text:style-name="P3"/>
      <text:p text:style-name="P4">O arquivo “IP-Raspberry.txt” <text:span text:style-name="T1">p</text:span>ossui o IP do Raspberry como ele é um servidor, onde tratará de todas as comunicações feitas através entre ele e o notebook, é essencial que o mesmo possua um IP fixo, se outro IP tiver que ser usado para ele é necessário apenas excluir o atual e colocar o novo IP.</text:p>
      <text:p text:style-name="P4"/>
      <text:p text:style-name="P5">O arquivo “MET_Logs.log” é utilizado para fazer log de algumas coisas importantes como a comunicação, se o Programa não abrir você deve consultar esse arquivo para saber qual pode ser o problema.</text:p>
      <text:p text:style-name="P5"/>
      <text:p text:style-name="P5"/>
      <text:p text:style-name="P5">O arquivo “conf_celulas.txt” possui a configuração de todas as celulas de cargas cadastras no software.</text:p>
      <text:p text:style-name="P5"/>
      <text:p text:style-name="P5"/>
      <text:p text:style-name="P5">O arquivo “Fator_Calibracao.txt” possui o Fator de calibração da celula de carga atual escolhida para os testes.</text:p>
      <text:p text:style-name="P5"/>
      <text:p text:style-name="P5">Todos os arquivos acima são muito importantes, portanto não exclua nenhum.</text:p>
      <text:p text:style-name="P5"/>
      <text:p text:style-name="P5">A pasta “Ensaios” possui todos os ensaios realizados na maquina, e um arquivo chamado Ensaio_Atual.pdf dentro desta pasta é o ultimo ensaio realizado na maquina, para facilitar a busca do mesmo. O Ensaios são divididos em pastas seguindo o ano,mes,dia e o nome do pdf é formado pela <text:s/>hora do teste. <text:span text:style-name="T2">O Arquivo save.txt dentro do diretorio do teste refere-se a uma especie de backup de todo o teste desta forma é <text:s/>possível continuar um teste antigo pela função “Browser Ensaio” disponibilizada na Interface.</text:span></text:p>
      <text:p text:style-name="P5"/>
      <text:p text:style-name="P5"/>
      <text:p text:style-name="P6">A Raspberry-MET se trata d<text:span text:style-name="T3">a parte do software </text:span><text:s/>executad<text:span text:style-name="T3">a</text:span> no Raspberry Pi. Um backup da imagem do cartão SD do Raspeberry PI deve ser feito, e se necessário usado, pois é possível que o cartão SD seja corrompido .Link:</text:p>
      <text:p text:style-name="P6"><text:s text:c="2"/></text:p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16:30:28.640751300</dc:date>
    <meta:editing-duration>PT30M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93" meta:character-count="1811" meta:non-whitespace-character-count="1520"/>
  </office:meta>
</office:document-meta>
</file>